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2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Table</text:p>
          </table:table-cell>
          <table:table-cell office:value-type="string">
            <text:p>Method</text:p>
          </table:table-cell>
          <table:table-cell/>
          <table:table-cell office:value-type="string">
            <text:p>Further comments</text:p>
          </table:table-cell>
          <table:table-cell office:value-type="string">
            <text:p>Source</text:p>
          </table:table-cell>
          <table:table-cell office:value-type="string">
            <text:p>Implemented</text:p>
          </table:table-cell>
        </table:table-row>
        <table:table-row table:style-name="ro2">
          <table:table-cell office:value-type="string">
            <text:p>DAV 1994R M/F</text:p>
          </table:table-cell>
          <table:table-cell office:value-type="string">
            <text:p>Generation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DAV 1994R M/F</text:p>
          </table:table-cell>
          <table:table-cell office:value-type="string">
            <text:p>Altersverschiebung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DAV 2004R M/F</text:p>
          </table:table-cell>
          <table:table-cell office:value-type="string">
            <text:p>Generation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DAV 2004R M/F</text:p>
          </table:table-cell>
          <table:table-cell office:value-type="string">
            <text:p>Altersverschiebung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ce1" office:value-type="string">
            <text:p>AVÖ 1996R</text:p>
          </table:table-cell>
          <table:table-cell office:value-type="string">
            <text:p>Generationentafel</text:p>
          </table:table-cell>
          <table:table-cell office:value-type="string">
            <text:p>I</text:p>
          </table:table-cell>
          <table:table-cell office:value-type="string">
            <text:p>Trenddämpfung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VÖ 1996R</text:p>
          </table:table-cell>
          <table:table-cell office:value-type="string">
            <text:p>Generation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AVÖ 1996R</text:p>
          </table:table-cell>
          <table:table-cell office:value-type="string">
            <text:p>Altersverschiebung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3">
          <table:table-cell table:style-name="ce1" office:value-type="string">
            <text:p>AVÖ 2005R</text:p>
          </table:table-cell>
          <table:table-cell office:value-type="string">
            <text:p>Generationentafel</text:p>
          </table:table-cell>
          <table:table-cell office:value-type="string">
            <text:p>I,G</text:p>
          </table:table-cell>
          <table:table-cell table:number-columns-repeated="3"/>
        </table:table-row>
        <table:table-row table:style-name="ro3">
          <table:table-cell table:style-name="ce1" office:value-type="string">
            <text:p>AVÖ 2005R</text:p>
          </table:table-cell>
          <table:table-cell office:value-type="string">
            <text:p>Generationentafel</text:p>
          </table:table-cell>
          <table:table-cell office:value-type="string">
            <text:p>I,G</text:p>
          </table:table-cell>
          <table:table-cell office:value-type="string">
            <text:p>Trenddämpfung</text:p>
          </table:table-cell>
          <table:table-cell table:number-columns-repeated="2"/>
        </table:table-row>
        <table:table-row table:style-name="ro1">
          <table:table-cell office:value-type="string">
            <text:p>AVÖ 2005R</text:p>
          </table:table-cell>
          <table:table-cell office:value-type="string">
            <text:p>Altersverschiebung</text:p>
          </table:table-cell>
          <table:table-cell office:value-type="string">
            <text:p>I,G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USA 1971 IAM</text:p>
          </table:table-cell>
          <table:table-cell office:value-type="string">
            <text:p>Period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3">
          <table:table-cell table:style-name="ce1" office:value-type="string">
            <text:p>USA 1983 Table a</text:p>
          </table:table-cell>
          <table:table-cell office:value-type="string">
            <text:p>Period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table:style-name="ce1" office:value-type="string">
            <text:p>USA 1983 GAM</text:p>
          </table:table-cell>
          <table:table-cell office:value-type="string">
            <text:p>Periodentafel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3">
          <table:table-cell table:style-name="ce1" office:value-type="string">
            <text:p>USA 1994 GAR</text:p>
          </table:table-cell>
          <table:table-cell office:value-type="string">
            <text:p>Generationentafel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3">
          <table:table-cell office:value-type="string">
            <text:p>USA Annuity 2000</text:p>
          </table:table-cell>
          <table:table-cell/>
          <table:table-cell office:value-type="string">
            <text:p>I</text:p>
          </table:table-cell>
          <table:table-cell table:number-columns-repeated="3"/>
        </table:table-row>
        <table:table-row table:style-name="ro3">
          <table:table-cell office:value-type="string">
            <text:p>USA 2012 IAR</text:p>
          </table:table-cell>
          <table:table-cell office:value-type="string">
            <text:p>Generation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USA 2012 IAM</text:p>
          </table:table-cell>
          <table:table-cell office:value-type="string">
            <text:p>Periodentafel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ERM/F 1999</text:p>
          </table:table-cell>
          <table:table-cell office:value-type="string">
            <text:p>Generationentafel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.00.0000</text:date>, <text:time style:data-style-name="N2" text:time-value="0000-00-00T13:20: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hold Kainhofer</meta:initial-creator>
    <meta:creation-date>2013-05-27T17:02:04</meta:creation-date>
    <dc:date>2013-05-29T14:24:41</dc:date>
    <dc:creator>Reinhold Kainhofer</dc:creator>
    <meta:editing-duration>PT1H30M49S</meta:editing-duration>
    <meta:editing-cycles>6</meta:editing-cycles>
    <meta:generator>LibreOffice/4.0.2.2$Linux_X86_64 LibreOffice_project/400m0$Build-2</meta:generator>
    <meta:document-statistic meta:table-count="1" meta:cell-count="59" meta:object-count="0"/>
  </office:meta>
</office:document-meta>
</file>